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 style:data-style-name="N104"/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0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03:01:40.063327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20T03:11:24.964931075</dc:date>
    <meta:editing-duration>PT13H58M31S</meta:editing-duration>
    <meta:editing-cycles>236</meta:editing-cycles>
    <meta:generator>LibreOffice/5.1.4.2$Linux_X86_64 LibreOffice_project/10m0$Build-2</meta:generator>
    <meta:document-statistic meta:table-count="3" meta:cell-count="718" meta:object-count="0"/>
  </office:meta>
</office:document-meta>
</file>